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7ffe00"/>
    </style:style>
    <style:style style:name="ce15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6" style:family="table-cell" style:parent-style-name="Default" style:data-style-name="N100">
      <style:text-properties style:text-line-through-style="none" style:text-line-through-type="none"/>
    </style:style>
    <style:style style:name="ce17" style:family="table-cell" style:parent-style-name="Default" style:data-style-name="N100"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f200"/>
    </style:style>
    <style:style style:name="ce19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2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2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2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2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2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2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2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 table:number-rows-repeated="10483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9" table:default-cell-style-name="ce11"/>
        <table:table-column table:style-name="co23" table:default-cell-style-name="ce11"/>
        <table:table-column table:style-name="co14" table:default-cell-style-name="ce11"/>
        <table:table-column table:style-name="co3" table:number-columns-repeated="2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0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18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9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2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2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2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2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2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2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2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2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2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2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5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6"/>
          <table:table-cell table:number-columns-repeated="1010"/>
        </table:table-row>
        <table:table-row table:style-name="ro1">
          <table:table-cell table:style-name="ce16" office:value-type="string" calcext:value-type="string">
            <text:p>RU000A100J18 (Домодедово выпуск 2 )</text:p>
          </table:table-cell>
          <table:table-cell table:style-name="ce16" table:number-columns-repeated="12"/>
          <table:table-cell/>
          <table:table-cell table:style-name="ce1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4">00.00.0000</text:date>, <text:time style:data-style-name="N2" text:time-value="18:20:08.83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6-14T18:23:13.941000000</dc:date>
    <meta:editing-duration>P3DT1H52M33S</meta:editing-duration>
    <meta:editing-cycles>1205</meta:editing-cycles>
    <meta:document-statistic meta:table-count="2" meta:cell-count="5498" meta:object-count="0"/>
  </office:meta>
</office:document-meta>
</file>